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86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ítulo 1 — Prólogo histórico</text:p>
      <text:p text:style-name="Text_20_body">Seis décadas que transformaram o mundo</text:p>
      <text:p text:style-name="Text_20_body">À medida que nos aproximamos da virada para 2030, torna-se essencial compreender como as últimas seis décadas moldaram o mundo — técnica, social e culturalmente. A trajetória da transformação digital não é recente, tampouco meramente tecnológica: ela expressa uma profunda reorganização dos modos de viver, trabalhar, aprender e produzir valor.</text:p>
      <text:p text:style-name="Text_20_body">Revisitar esse percurso histórico nos ajuda a entender não apenas o que está por vir, mas também as raízes da transformação digital que hoje se impõe como urgência organizacional.</text:p>
      <text:p text:style-name="Text_20_body"><text:span text:style-name="Strong_20_Emphasis">Anos 1980 – O Computador Pessoal Chega em Casa</text:span><text:line-break/>Nos anos 1980, o computador deixou de ser exclusivo de grandes corporações e centros acadêmicos para entrar nos lares. Modelos como o Apple II, o Commodore 64 e o IBM PC popularizaram a computação doméstica. Assim nascia a era do computador pessoal — um ponto de inflexão que permitiu que indivíduos comuns acessassem, ainda que de forma rudimentar, o universo digital.<text:line-break/>📌 <text:span text:style-name="Emphasis">Marco simbólico da época: o disquete girando e o monitor de fósforo verde.</text:span></text:p>
      <text:p text:style-name="Text_20_body"><text:span text:style-name="Strong_20_Emphasis">Anos 1990 – A Internet Conecta o Mundo</text:span><text:line-break/>A década de 1990 redefiniu a comunicação global. A internet, até então restrita a ambientes acadêmicos e governamentais, passou a ser utilizada em escala massiva. Navegadores, e-mails e os primeiros fóruns transformaram radicalmente o fluxo de informação. Estava em curso o início de uma era de conectividade permanente e descentralizada.<text:line-break/>📌 <text:span text:style-name="Emphasis">Marco simbólico da época: o chiado da conexão discada e a espera ansiosa pelo carregamento de uma página.</text:span></text:p>
      <text:p text:style-name="Text_20_body"><text:span text:style-name="Strong_20_Emphasis">Anos 2000 – O Mundo na Palma da Mão</text:span><text:line-break/>O início dos anos 2000 trouxe uma mobilidade inédita. O lançamento do iPhone, em 2007, sintetizou múltiplas tecnologias em um único dispositivo: internet, telefonia, câmera, GPS e uma infinidade de aplicativos. A computação tornou-se portátil, pessoal e integrada ao cotidiano de bilhões de pessoas.<text:line-break/>📌 <text:span text:style-name="Emphasis">Marco simbólico da época: o primeiro deslizar de dedos em uma tela sensível ao toque.</text:span></text:p>
      <text:p text:style-name="Text_20_body"><text:span text:style-name="Strong_20_Emphasis">Anos 2010 – A Sociedade em Rede</text:span><text:line-break/>As redes sociais transformaram a internet em algo ao mesmo tempo pessoal, coletivo e público. Plataformas como Facebook, Instagram, Twitter e TikTok não apenas redefiniram as relações sociais, como passaram a influenciar política, cultura, consumo e o próprio trabalho. A informação tornou-se um fluxo contínuo; a identidade, um feed em constante construção.<text:line-break/>📌 <text:span text:style-name="Emphasis">Marco simbólico da época: hashtags, selfies e stories de 15 segundos.</text:span></text:p>
      <text:p text:style-name="Text_20_body"><text:span text:style-name="Strong_20_Emphasis">Anos 2020 – A Inteligência Artificial no Cotidiano</text:span><text:line-break/>A década de 2020 marca a entrada definitiva da inteligência artificial no dia a dia. Modelos generativos de linguagem, algoritmos de recomendação, ferramentas de automação e diagnósticos assistidos por IA passaram a integrar processos profissionais e rotinas pessoais. A criação, antes exclusivamente humana, passa a ser compartilhada com sistemas computacionais cada vez mais <text:soft-page-break/>sofisticados.<text:line-break/>📌 <text:span text:style-name="Emphasis">Marco simbólico da época: prompts e modelos que geram texto, imagem e código — fazendo emergir a pergunta: “foi feito por um humano?”</text:span></text:p>
      <text:p text:style-name="Text_20_body"><text:span text:style-name="Strong_20_Emphasis">Projeção para 2030 – A Robótica Ganha Tração</text:span><text:line-break/>Embora tecnologias robóticas venham sendo desenvolvidas há décadas, é na convergência com a IA que reside seu ponto de inflexão. A década de 2030 promete uma expansão da robótica em aplicações cotidianas, viabilizada por inteligência artificial adaptativa, manufatura digital acessível (como impressão 3D) e plataformas abertas de hardware.<text:line-break/>Robôs modulares, desenvolvidos por comunidades ou empresas, passam a expandir o conceito de computação para o mundo físico — em casa, nas cidades, nas fábricas.<text:line-break/>📌 <text:span text:style-name="Emphasis">Marco emergente: robôs personalizados, montados em casa, conectando inteligência digital ao espaço físico de forma fluida.</text:span></text:p>
      <text:p text:style-name="Text_20_body">Cada uma dessas décadas representou não apenas uma inovação técnica, mas uma reorganização cultural. A transformação digital que hoje exigimos das organizações é, antes de tudo, a continuidade desse movimento — agora com velocidade, complexidade e impacto ampliados.</text:p>
      <text:p text:style-name="Text_20_body">Compreender essa trajetória é reconhecer que não estamos diante de uma ruptura isolada, mas da aceleração de um processo contínuo de reinvenção do humano pelo digital. É com esse olhar que se inicia a jornada deste livro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7-05T07:44:16.083932300</dc:date>
    <meta:editing-duration>PT4M4S</meta:editing-duration>
    <meta:editing-cycles>7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12" meta:word-count="638" meta:character-count="4189" meta:non-whitespace-character-count="3551"/>
  </office:meta>
</office:document-meta>
</file>